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Traveler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43.5">
            <text:p>143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24.886653185147">
            <text:p>$224,89</text:p>
          </table:table-cell>
          <table:table-cell table:style-name="ce5" table:formula="of:=[.F2]-[.B3]/[.B4]" office:value-type="currency" office:currency="USD" office:value="224.886653185147">
            <text:p>$224,89</text:p>
          </table:table-cell>
          <table:table-cell table:style-name="ce15" table:formula="of:=[.G2]/1.13" office:value-type="currency" office:currency="EUR" office:value="199.014737331989">
            <text:p>199,0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72.674035312606">
            <text:p>$172,67</text:p>
          </table:table-cell>
          <table:table-cell table:style-name="ce7" table:formula="of:=[.F3]-[.B3]/[.B4]" office:value-type="currency" office:currency="USD" office:value="172.674035312606">
            <text:p>$172,67</text:p>
          </table:table-cell>
          <table:table-cell table:style-name="ce16" table:formula="of:=[.G3]/1.13" office:value-type="currency" office:currency="EUR" office:value="152.808880807616">
            <text:p>152,81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4.682718626691">
            <text:p>154,68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5">
            <text:p>0,2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131.048601117841">
            <text:p>$131,05</text:p>
          </table:table-cell>
          <table:table-cell table:style-name="ce14" table:formula="of:=[.F4]-[.B3]/[.B4]" office:value-type="currency" office:currency="USD" office:value="131.048601117841">
            <text:p>$131,05</text:p>
          </table:table-cell>
          <table:table-cell table:style-name="ce17" table:formula="of:=[.G4]/1.13" office:value-type="currency" office:currency="EUR" office:value="115.97221337862">
            <text:p>115,97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4.28">
            <text:p>$14,2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7.14">
            <text:p>$7,14</text:p>
          </table:table-cell>
          <table:table-cell table:style-name="ce5"/>
          <table:table-cell table:style-name="ce5" table:formula="of:=[.B8]/(1+[.D2])^(1/4)" office:value-type="currency" office:currency="USD" office:value="7.02024497556548">
            <text:p>$7,02</text:p>
          </table:table-cell>
          <table:table-cell table:style-name="ce7" table:formula="of:=[.B5]/2" office:value-type="currency" office:currency="USD" office:value="7.14">
            <text:p>$7,14</text:p>
          </table:table-cell>
          <table:table-cell table:style-name="ce7"/>
          <table:table-cell table:style-name="ce7" table:formula="of:=[.E8]/(1+[.D3])^(1/4)" office:value-type="currency" office:currency="USD" office:value="6.99585464174953">
            <text:p>$7,00</text:p>
          </table:table-cell>
          <table:table-cell table:style-name="ce8" table:formula="of:=[.B5]/2" office:value-type="currency" office:currency="USD" office:value="7.14">
            <text:p>$7,14</text:p>
          </table:table-cell>
          <table:table-cell table:style-name="ce8"/>
          <table:table-cell table:style-name="ce8" table:formula="of:=[.H8]/(1+[.D4])^(1/4)" office:value-type="currency" office:currency="USD" office:value="6.95612643360255">
            <text:p>$6,9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3.2804">
            <text:p>$13,28</text:p>
          </table:table-cell>
          <table:table-cell office:value-type="percentage" office:value="-0.07">
            <text:p>-7,00%</text:p>
          </table:table-cell>
          <table:table-cell table:formula="of:=[.B9]/(1+[.$D$2])^[.A9]" office:value-type="currency" office:currency="USD" office:value="12.4115887850467">
            <text:p>$12,41</text:p>
          </table:table-cell>
          <table:table-cell table:formula="of:=[.B5]*(1+[.F9])" office:value-type="currency" office:currency="USD" office:value="11.9952">
            <text:p>$12,00</text:p>
          </table:table-cell>
          <table:table-cell office:value-type="percentage" office:value="-0.16">
            <text:p>-16,00%</text:p>
          </table:table-cell>
          <table:table-cell table:formula="of:=[.E9]/(1+[.$D$3])^[.A9]" office:value-type="currency" office:currency="USD" office:value="11.0554838709677">
            <text:p>$11,06</text:p>
          </table:table-cell>
          <table:table-cell table:formula="of:=[.B5]*(1+[.I9])" office:value-type="currency" office:currency="USD" office:value="11.424">
            <text:p>$11,42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10.2918918918919">
            <text:p>$10,2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3.811616">
            <text:p>$13,81</text:p>
          </table:table-cell>
          <table:table-cell office:value-type="percentage" office:value="0.04">
            <text:p>4,00%</text:p>
          </table:table-cell>
          <table:table-cell table:formula="of:=[.B10]/(1+[.$D$2])^[.A10]" office:value-type="currency" office:currency="USD" office:value="12.0636003144379">
            <text:p>$12,06</text:p>
          </table:table-cell>
          <table:table-cell table:formula="of:=[.E9]*(1+[.F10])" office:value-type="currency" office:currency="USD" office:value="12.355056">
            <text:p>$12,36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USD" office:value="10.4950676378772">
            <text:p>$10,50</text:p>
          </table:table-cell>
          <table:table-cell table:formula="of:=[.H9]*(1+[.I10])" office:value-type="currency" office:currency="USD" office:value="11.53824">
            <text:p>$11,54</text:p>
          </table:table-cell>
          <table:table-cell office:value-type="percentage" office:value="0.01">
            <text:p>1,00%</text:p>
          </table:table-cell>
          <table:table-cell table:formula="of:=[.H10]/(1+[.$D$4])^[.A10]" office:value-type="currency" office:currency="USD" office:value="9.36469442415388">
            <text:p>$9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4.22596448">
            <text:p>$14,23</text:p>
          </table:table-cell>
          <table:table-cell office:value-type="percentage" office:value="0.03">
            <text:p>3,00%</text:p>
          </table:table-cell>
          <table:table-cell table:formula="of:=[.B11]/(1+[.$D$2])^[.A11]" office:value-type="currency" office:currency="USD" office:value="11.6126246017487">
            <text:p>$11,61</text:p>
          </table:table-cell>
          <table:table-cell table:formula="of:=[.E10]*(1+[.F11])" office:value-type="currency" office:currency="USD" office:value="12.60215712">
            <text:p>$12,60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USD" office:value="9.86633086694448">
            <text:p>$9,87</text:p>
          </table:table-cell>
          <table:table-cell table:formula="of:=[.H10]*(1+[.I11])" office:value-type="currency" office:currency="USD" office:value="11.6536224">
            <text:p>$11,65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8.52102825981569">
            <text:p>$8,5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4.6527434144">
            <text:p>$14,65</text:p>
          </table:table-cell>
          <table:table-cell office:value-type="percentage" office:value="0.03">
            <text:p>3,00%</text:p>
          </table:table-cell>
          <table:table-cell table:formula="of:=[.B12]/(1+[.$D$2])^[.A12]" office:value-type="currency" office:currency="USD" office:value="11.1785077942067">
            <text:p>$11,18</text:p>
          </table:table-cell>
          <table:table-cell table:formula="of:=[.E11]*(1+[.F12])" office:value-type="currency" office:currency="USD" office:value="12.8542002624">
            <text:p>$12,85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9.27526035417822">
            <text:p>$9,28</text:p>
          </table:table-cell>
          <table:table-cell table:formula="of:=[.H11]*(1+[.I12])" office:value-type="currency" office:currency="USD" office:value="11.770158624">
            <text:p>$11,77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7.75336805622869">
            <text:p>$7,7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5.092325716832">
            <text:p>$15,09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USD" office:value="10.7606196523672">
            <text:p>$10,76</text:p>
          </table:table-cell>
          <table:table-cell table:formula="of:=[.E12]*(1+[.F13])" office:value-type="currency" office:currency="USD" office:value="13.111284267648">
            <text:p>$13,11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8.71959959563298">
            <text:p>$8,72</text:p>
          </table:table-cell>
          <table:table-cell table:formula="of:=[.H12]*(1+[.I13])" office:value-type="currency" office:currency="USD" office:value="11.88786021024">
            <text:p>$11,89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USD" office:value="7.05486642954142">
            <text:p>$7,0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5.545095488337">
            <text:p>$15,55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USD" office:value="10.3583534971385">
            <text:p>$10,36</text:p>
          </table:table-cell>
          <table:table-cell table:formula="of:=[.E13]*(1+[.F14])" office:value-type="currency" office:currency="USD" office:value="13.373509953001">
            <text:p>$13,37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8.19722726962732">
            <text:p>$8,20</text:p>
          </table:table-cell>
          <table:table-cell table:formula="of:=[.H13]*(1+[.I14])" office:value-type="currency" office:currency="USD" office:value="12.0067388123424">
            <text:p>$12,01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USD" office:value="6.41929287733048">
            <text:p>$6,4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6.0114483529871">
            <text:p>$16,01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9.97112532902116">
            <text:p>$9,97</text:p>
          </table:table-cell>
          <table:table-cell table:formula="of:=[.E14]*(1+[.F15])" office:value-type="currency" office:currency="USD" office:value="13.640980152061">
            <text:p>$13,64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7.70614913826716">
            <text:p>$7,71</text:p>
          </table:table-cell>
          <table:table-cell table:formula="of:=[.H14]*(1+[.I15])" office:value-type="currency" office:currency="USD" office:value="12.1268062004658">
            <text:p>$12,13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USD" office:value="5.84097820369711">
            <text:p>$5,8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6.4917918035767">
            <text:p>$16,49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9.5983729802727">
            <text:p>$9,60</text:p>
          </table:table-cell>
          <table:table-cell table:formula="of:=[.E15]*(1+[.F16])" office:value-type="currency" office:currency="USD" office:value="13.9137997551022">
            <text:p>$13,91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7.24449043413134">
            <text:p>$7,24</text:p>
          </table:table-cell>
          <table:table-cell table:formula="of:=[.H15]*(1+[.I16])" office:value-type="currency" office:currency="USD" office:value="12.2480742624705">
            <text:p>$12,25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USD" office:value="5.31476395111178">
            <text:p>$5,3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6.986545557684">
            <text:p>$16,99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9.23955529876718">
            <text:p>$9,24</text:p>
          </table:table-cell>
          <table:table-cell table:formula="of:=[.E16]*(1+[.F17])" office:value-type="currency" office:currency="USD" office:value="14.1920757502042">
            <text:p>$14,1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6.81048870305434">
            <text:p>$6,81</text:p>
          </table:table-cell>
          <table:table-cell table:formula="of:=[.H16]*(1+[.I17])" office:value-type="currency" office:currency="USD" office:value="12.3705550050952">
            <text:p>$12,37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USD" office:value="4.83595638794856">
            <text:p>$4,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4961419244145">
            <text:p>$17,50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8.89415136236467">
            <text:p>$8,89</text:p>
          </table:table-cell>
          <table:table-cell table:formula="of:=[.E17]*(1+[.F18])" office:value-type="currency" office:currency="USD" office:value="14.4759172652083">
            <text:p>$14,48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6.40248707568243">
            <text:p>$6,40</text:p>
          </table:table-cell>
          <table:table-cell table:formula="of:=[.H17]*(1+[.I18])" office:value-type="currency" office:currency="USD" office:value="12.4942605551461">
            <text:p>$12,49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USD" office:value="4.40028464128652">
            <text:p>$4,4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3.108744590937">
            <text:p>$113,11</text:p>
          </table:table-cell>
          <table:table-cell/>
          <table:table-cell table:style-name="ce7"/>
          <table:table-cell table:formula="of:=SUM([.G8:.G18])" office:value-type="currency" office:currency="USD" office:value="92.7684395881127">
            <text:p>$92,77</text:p>
          </table:table-cell>
          <table:table-cell/>
          <table:table-cell table:style-name="ce8"/>
          <table:table-cell table:formula="of:=SUM([.J8:.J18])" office:value-type="currency" office:currency="USD" office:value="76.7532515566086">
            <text:p>$76,7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27.449845017389">
            <text:p>$227,45</text:p>
          </table:table-cell>
          <table:table-cell table:style-name="ce5"/>
          <table:table-cell table:formula="of:=[.B20]/(1+[.D2])^([.A18]+1/2)" office:value-type="currency" office:currency="USD" office:value="111.777908594211">
            <text:p>$111,78</text:p>
          </table:table-cell>
          <table:table-cell table:formula="of:=[.E18]*[.D5]" office:value-type="currency" office:currency="USD" office:value="188.186924447708">
            <text:p>$188,19</text:p>
          </table:table-cell>
          <table:table-cell table:style-name="ce7"/>
          <table:table-cell table:formula="of:=[.E20]/(1+[.D3])^([.A18]+1/2)" office:value-type="currency" office:currency="USD" office:value="79.9055957244928">
            <text:p>$79,91</text:p>
          </table:table-cell>
          <table:table-cell table:formula="of:=[.H18]*[.D5]" office:value-type="currency" office:currency="USD" office:value="162.4253872169">
            <text:p>$162,43</text:p>
          </table:table-cell>
          <table:table-cell table:style-name="ce8"/>
          <table:table-cell table:formula="of:=[.H20]/(1+[.D4])^([.A18]+1/2)" office:value-type="currency" office:currency="USD" office:value="54.2953495612323">
            <text:p>$54,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.12.2021</text:date>, <text:time>19:59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6T19:59:13.36</dc:date>
    <dc:creator>aaa </dc:creator>
    <meta:editing-duration>P2DT17H3M53S</meta:editing-duration>
    <meta:editing-cycles>43</meta:editing-cycles>
    <meta:generator>OpenOffice/4.1.5$Win32 OpenOffice.org_project/415m1$Build-9789</meta:generator>
    <meta:document-statistic meta:table-count="5" meta:cell-count="691" meta:object-count="0"/>
  </office:meta>
</office:document-meta>
</file>